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28f" officeooo:paragraph-rsid="0000e28f"/>
    </style:style>
    <style:style style:name="P2" style:family="paragraph" style:parent-style-name="Standard">
      <style:text-properties fo:color="#c9211e" fo:font-weight="bold" officeooo:rsid="0000e28f" officeooo:paragraph-rsid="0000e28f" style:font-weight-asian="bold" style:font-weight-complex="bold"/>
    </style:style>
    <style:style style:name="P3" style:family="paragraph" style:parent-style-name="Standard">
      <style:text-properties fo:color="#800080" fo:font-weight="bold" officeooo:rsid="0000e28f" officeooo:paragraph-rsid="0000e28f" style:font-weight-asian="bold" style:font-weight-complex="bold"/>
    </style:style>
    <style:style style:name="P4" style:family="paragraph" style:parent-style-name="Standard">
      <style:text-properties officeooo:rsid="00012157" officeooo:paragraph-rsid="00019c15"/>
    </style:style>
    <style:style style:name="P5" style:family="paragraph" style:parent-style-name="Standard">
      <style:text-properties fo:language="tr" fo:country="TR" officeooo:rsid="0000e28f" officeooo:paragraph-rsid="0000e28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000000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02d7b2"/>
    </style:style>
    <style:style style:name="gr1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385cm" fo:min-width="1.7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677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3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zli Kalıtım</text:p>
      <text:p text:style-name="P1"><text:tab/>Oluşturduğumuz her yeni sınıf otomatik ve gizli olarak Object sınıfından türer. Object sınıfı Java programlama dili içerisinde kullanılan tüm sınıfların tepesinde bulunur.</text:p>
      <text:p text:style-name="P1"/>
      <text:p text:style-name="P3"><draw:custom-shape text:anchor-type="paragraph" draw:z-index="3" draw:name="Şekil1" draw:style-name="gr1" draw:text-style-name="P6" svg:width="1.759cm" svg:height="1.414cm" svg:x="14.542cm" svg:y="0.445cm"><text:p/><draw:enhanced-geometry svg:viewBox="0 0 21600 21600" draw:type="rectangle" draw:enhanced-path="M 0 0 L 21600 0 21600 21600 0 21600 0 0 Z N"/></draw:custom-shape>Özellik:</text:p>
      <text:p text:style-name="P4"><draw:frame text:anchor-type="paragraph" draw:z-index="7" draw:name="Şekil3" draw:style-name="gr3" draw:text-style-name="P8" svg:width="1.35cm" svg:height="0.489cm" svg:x="14.736cm" svg:y="0.097cm"><draw:text-box><text:p text:style-name="P7">Object</text:p></draw:text-box></draw:frame>class Kedi{</text:p>
      <text:p text:style-name="P4"><draw:line text:anchor-type="paragraph" draw:z-index="9" draw:name="Şekil2" draw:style-name="gr2" draw:text-style-name="P7" svg:x1="14.542cm" svg:y1="0.123cm" svg:x2="16.301cm" svg:y2="0.123cm"><text:p/></draw:line><text:tab/>//...</text:p>
      <text:p text:style-name="P4">}</text:p>
      <text:p text:style-name="P4"><draw:custom-shape text:anchor-type="paragraph" draw:z-index="4" draw:name="Şekil4" draw:style-name="gr4" draw:text-style-name="P9" svg:width="0.168cm" svg:height="0.772cm" svg:x="15.342cm" svg:y="0.1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class Kaplan extends Kedi{</text:p>
      <text:p text:style-name="P4"><text:tab/>//...</text:p>
      <text:p text:style-name="P4"><draw:custom-shape text:anchor-type="paragraph" draw:z-index="0" draw:name="Şekil1" draw:style-name="gr1" draw:text-style-name="P6" svg:width="1.759cm" svg:height="1.414cm" svg:x="14.542cm" svg:y="0.265cm"><text:p/><draw:enhanced-geometry svg:viewBox="0 0 21600 21600" draw:type="rectangle" draw:enhanced-path="M 0 0 L 21600 0 21600 21600 0 21600 0 0 Z N"/></draw:custom-shape><draw:frame text:anchor-type="paragraph" draw:z-index="2" draw:name="Şekil3" draw:style-name="gr3" draw:text-style-name="P8" svg:width="1.35cm" svg:height="0.489cm" svg:x="14.748cm" svg:y="0.372cm"><draw:text-box><text:p text:style-name="P7">Kedi</text:p></draw:text-box></draw:frame>}</text:p>
      <text:p text:style-name="P1"><draw:line text:anchor-type="paragraph" draw:z-index="1" draw:name="Şekil2" draw:style-name="gr2" draw:text-style-name="P7" svg:x1="14.542cm" svg:y1="0.384cm" svg:x2="16.301cm" svg:y2="0.384cm"><text:p/></draw:line></text:p>
      <text:p text:style-name="P1"><draw:frame text:anchor-type="paragraph" draw:z-index="11" draw:name="Şekil5" draw:style-name="gr5" draw:text-style-name="P10" svg:width="13.286cm" svg:height="3.31cm" svg:x="0.102cm" svg:y="0.141cm"><draw:text-box><text:p><text:tab/>Kaplan sınıfı, hem Kedi sınıfından hem Object sınıfından kalıtım yoluyla türetilmiş bir sınıf değildir; sadece Kedi sınıfından kalıtım yoluyla türetilmiştir.</text:p><text:p><text:tab/>Sonuç olarak; her sınıf sadece tek bir sınıftan türetilir.</text:p></draw:text-box></draw:frame></text:p>
      <text:p text:style-name="P1"><draw:custom-shape text:anchor-type="paragraph" draw:z-index="6" draw:name="Şekil4" draw:style-name="gr4" draw:text-style-name="P9" svg:width="0.168cm" svg:height="0.772cm" svg:x="15.302cm" svg:y="0.4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frame text:anchor-type="paragraph" draw:z-index="8" draw:name="Şekil3" draw:style-name="gr3" draw:text-style-name="P8" svg:width="1.35cm" svg:height="0.489cm" svg:x="14.732cm" svg:y="0.176cm"><draw:text-box><text:p text:style-name="P7">Kaplan</text:p></draw:text-box></draw:frame><draw:custom-shape text:anchor-type="paragraph" draw:z-index="5" draw:name="Şekil1" draw:style-name="gr1" draw:text-style-name="P6" svg:width="1.759cm" svg:height="1.414cm" svg:x="14.542cm" svg:y="0.076cm"><text:p/><draw:enhanced-geometry svg:viewBox="0 0 21600 21600" draw:type="rectangle" draw:enhanced-path="M 0 0 L 21600 0 21600 21600 0 21600 0 0 Z N"/></draw:custom-shape></text:p>
      <text:p text:style-name="P1"><draw:line text:anchor-type="paragraph" draw:z-index="10" draw:name="Şekil2" draw:style-name="gr2" draw:text-style-name="P7" svg:x1="14.542cm" svg:y1="0.277cm" svg:x2="16.301cm" svg:y2="0.277cm"><text:p/></draw:line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3-14T12:45:32.660000000</dc:date>
    <meta:editing-duration>PT14M42S</meta:editing-duration>
    <meta:editing-cycles>4</meta:editing-cycles>
    <meta:document-statistic meta:table-count="0" meta:image-count="0" meta:object-count="0" meta:page-count="1" meta:paragraph-count="9" meta:word-count="35" meta:character-count="244" meta:non-whitespace-character-count="215"/>
  </office:meta>
</office:document-meta>
</file>